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2" style:family="paragraph" style:parent-style-name="Preformatted_20_Text"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3" style:family="paragraph" style:parent-style-name="Standard">
      <style:paragraph-properties fo:break-before="page"/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1cfcb4" officeooo:paragraph-rsid="001cfcb4" style:font-size-asian="16pt" style:font-name-complex="Liberation Serif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28d6f2" officeooo:paragraph-rsid="0028d6f2" style:font-size-asian="16pt" style:font-name-complex="Liberation Serif" style:font-size-complex="16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28d6f2" officeooo:paragraph-rsid="0028d6f2" style:font-size-asian="16pt" style:font-name-complex="Liberation Serif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officeooo:rsid="0028d6f2" officeooo:paragraph-rsid="0028d6f2" style:font-size-asian="16pt" style:font-name-complex="Liberation Serif" style:font-size-complex="16pt"/>
    </style:style>
    <style:style style:name="P8" style:family="paragraph" style:parent-style-name="Preformatted_20_Text">
      <style:text-properties style:font-name="Liberation Serif" fo:font-size="16pt" officeooo:paragraph-rsid="001cfcb4" style:font-size-asian="16pt" style:font-name-complex="Liberation Serif" style:font-size-complex="16pt"/>
    </style:style>
    <style:style style:name="P9" style:family="paragraph" style:parent-style-name="Preformatted_20_Text">
      <style:text-properties style:font-name="Liberation Serif" fo:font-size="16pt" officeooo:paragraph-rsid="001d1a68" style:font-size-asian="16pt" style:font-name-complex="Liberation Serif" style:font-size-complex="16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6pt" officeooo:paragraph-rsid="001cfcb4" style:font-size-asian="16pt" style:font-name-complex="Liberation Serif" style:font-size-complex="16pt"/>
    </style:style>
    <style:style style:name="P11" style:family="paragraph" style:parent-style-name="Standard">
      <style:text-properties style:font-name="Liberation Serif" fo:font-size="16pt" officeooo:rsid="0025caa4" officeooo:paragraph-rsid="0025caa4" style:font-size-asian="16pt" style:font-name-complex="Liberation Serif" style:font-size-complex="16pt"/>
    </style:style>
    <style:style style:name="P12" style:family="paragraph" style:parent-style-name="Standard">
      <style:text-properties style:font-name="Liberation Serif" fo:font-size="16pt" officeooo:rsid="0025caa4" officeooo:paragraph-rsid="0031a3c6" style:font-size-asian="16pt" style:font-name-complex="Liberation Serif" style:font-size-complex="16pt"/>
    </style:style>
    <style:style style:name="P13" style:family="paragraph" style:parent-style-name="Standard">
      <style:text-properties style:font-name="Liberation Serif" fo:font-size="16pt" officeooo:rsid="0025caa4" officeooo:paragraph-rsid="002b409c" style:font-size-asian="16pt" style:font-name-complex="Liberation Serif" style:font-size-complex="16pt"/>
    </style:style>
    <style:style style:name="P14" style:family="paragraph" style:parent-style-name="Standard">
      <style:text-properties style:font-name="Liberation Serif" fo:font-size="16pt" officeooo:rsid="0025caa4" officeooo:paragraph-rsid="0039f26f" style:font-size-asian="16pt" style:font-name-complex="Liberation Serif" style:font-size-complex="16pt"/>
    </style:style>
    <style:style style:name="P15" style:family="paragraph" style:parent-style-name="Standard">
      <style:text-properties style:font-name="Liberation Serif" fo:font-size="16pt" officeooo:rsid="0025caa4" officeooo:paragraph-rsid="003b61a6" style:font-size-asian="16pt" style:font-name-complex="Liberation Serif" style:font-size-complex="16pt"/>
    </style:style>
    <style:style style:name="P16" style:family="paragraph" style:parent-style-name="Standard">
      <style:text-properties style:font-name="Liberation Serif" fo:font-size="16pt" officeooo:rsid="001d9b71" officeooo:paragraph-rsid="001d9b71" style:font-size-asian="16pt" style:font-name-complex="Liberation Serif" style:font-size-complex="16pt"/>
    </style:style>
    <style:style style:name="P17" style:family="paragraph" style:parent-style-name="Standard">
      <style:text-properties style:font-name="Liberation Serif" fo:font-size="16pt" officeooo:rsid="0031afaf" officeooo:paragraph-rsid="0031afaf" style:font-size-asian="16pt" style:font-name-complex="Liberation Serif" style:font-size-complex="16pt"/>
    </style:style>
    <style:style style:name="P18" style:family="paragraph" style:parent-style-name="Standard">
      <style:text-properties style:font-name="Liberation Serif" fo:font-size="16pt" officeooo:rsid="0031afaf" officeooo:paragraph-rsid="0046ac31" style:font-size-asian="16pt" style:font-name-complex="Liberation Serif" style:font-size-complex="16pt"/>
    </style:style>
    <style:style style:name="P19" style:family="paragraph" style:parent-style-name="Standard">
      <style:text-properties style:font-name="Liberation Serif" fo:font-size="16pt" officeooo:rsid="0031afaf" officeooo:paragraph-rsid="004ef5d8" style:font-size-asian="16pt" style:font-name-complex="Liberation Serif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6pt" officeooo:rsid="00298375" officeooo:paragraph-rsid="00298375" style:font-size-asian="16pt" style:font-name-complex="Liberation Serif" style:font-size-complex="16pt"/>
    </style:style>
    <style:style style:name="P21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paragraph-rsid="001cfcb4" fo:background-color="#ffff00" style:font-size-asian="16pt" style:font-weight-asian="bold" style:font-name-complex="Liberation Serif" style:font-size-complex="16pt" style:font-weight-complex="bold"/>
    </style:style>
    <style:style style:name="P22" style:family="paragraph" style:parent-style-name="Standard">
      <style:paragraph-properties fo:break-before="page"/>
      <style:text-properties style:font-name="Liberation Serif" fo:font-size="16pt" style:text-underline-style="solid" style:text-underline-width="auto" style:text-underline-color="font-color" fo:font-weight="bold" officeooo:rsid="00227c51" officeooo:paragraph-rsid="00227c51" fo:background-color="#ffff00" style:font-size-asian="16pt" style:font-weight-asian="bold" style:font-name-complex="Liberation Serif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officeooo:rsid="0031afaf" officeooo:paragraph-rsid="004b6192" style:font-size-asian="16pt" style:font-name-complex="Liberation Serif" style:font-size-complex="16pt"/>
    </style:style>
    <style:style style:name="P24" style:family="paragraph" style:parent-style-name="Standard">
      <style:text-properties style:font-name="Liberation Serif" fo:font-size="16pt" officeooo:rsid="001cfcb4" officeooo:paragraph-rsid="001cfcb4" fo:background-color="#ffff00" style:font-size-asian="16pt" style:font-name-complex="Liberation Serif" style:font-size-complex="16pt"/>
    </style:style>
    <style:style style:name="P25" style:family="paragraph" style:parent-style-name="Standard">
      <style:text-properties style:font-name="Liberation Serif" fo:font-size="16pt" officeooo:rsid="0025caa4" officeooo:paragraph-rsid="0025caa4" fo:background-color="#ffff00" style:font-size-asian="16pt" style:font-name-complex="Liberation Serif" style:font-size-complex="16pt"/>
    </style:style>
    <style:style style:name="P26" style:family="paragraph" style:parent-style-name="Standard">
      <style:text-properties style:font-name="Liberation Serif" fo:font-size="16pt" officeooo:rsid="0025caa4" officeooo:paragraph-rsid="003b61a6" fo:background-color="#ffff00" style:font-size-asian="16pt" style:font-name-complex="Liberation Serif" style:font-size-complex="16pt"/>
    </style:style>
    <style:style style:name="P27" style:family="paragraph" style:parent-style-name="Standard">
      <style:text-properties style:font-name="Liberation Serif" fo:font-size="16pt" officeooo:rsid="0025caa4" officeooo:paragraph-rsid="0039f26f" fo:background-color="#ffff00" style:font-size-asian="16pt" style:font-name-complex="Liberation Serif" style:font-size-complex="16pt"/>
    </style:style>
    <style:style style:name="P28" style:family="paragraph" style:parent-style-name="Standard">
      <style:text-properties officeooo:rsid="001cfcb4" officeooo:paragraph-rsid="001cfcb4"/>
    </style:style>
    <style:style style:name="P29" style:family="paragraph" style:parent-style-name="Standard">
      <style:text-properties officeooo:paragraph-rsid="001cfcb4"/>
    </style:style>
    <style:style style:name="P30" style:family="paragraph" style:parent-style-name="Standard">
      <style:text-properties fo:font-size="16pt" officeooo:rsid="001cfcb4" officeooo:paragraph-rsid="001cfcb4" style:font-size-asian="16pt" style:font-size-complex="16pt"/>
    </style:style>
    <style:style style:name="P31" style:family="paragraph" style:parent-style-name="Standard">
      <style:text-properties fo:font-size="16pt" officeooo:rsid="001cfcb4" officeooo:paragraph-rsid="004ef5d8" style:font-size-asian="16pt" style:font-size-complex="16pt"/>
    </style:style>
    <style:style style:name="P32" style:family="paragraph" style:parent-style-name="Text_20_body">
      <style:paragraph-properties fo:text-align="start" style:justify-single-word="false"/>
      <style:text-properties officeooo:paragraph-rsid="001d9b71"/>
    </style:style>
    <style:style style:name="P33" style:family="paragraph" style:parent-style-name="Text_20_body">
      <style:text-properties officeooo:paragraph-rsid="001d9b71"/>
    </style:style>
    <style:style style:name="P34" style:family="paragraph" style:parent-style-name="Standard" style:list-style-name="L1">
      <style:text-properties style:font-name="Liberation Serif" fo:font-size="16pt" officeooo:rsid="0025caa4" officeooo:paragraph-rsid="0031a3c6" style:font-size-asian="16pt" style:font-name-complex="Liberation Serif" style:font-size-complex="16pt"/>
    </style:style>
    <style:style style:name="P35" style:family="paragraph" style:parent-style-name="Standard" style:list-style-name="L2">
      <style:text-properties style:font-name="Liberation Serif" fo:font-size="16pt" officeooo:rsid="002da720" officeooo:paragraph-rsid="002b409c" style:font-size-asian="16pt" style:font-name-complex="Liberation Serif" style:font-size-complex="16pt"/>
    </style:style>
    <style:style style:name="P36" style:family="paragraph" style:parent-style-name="Standard" style:list-style-name="L2">
      <style:text-properties style:font-name="Liberation Serif" fo:font-size="16pt" officeooo:rsid="0058f68f" officeooo:paragraph-rsid="0058f68f" style:font-size-asian="16pt" style:font-name-complex="Liberation Serif" style:font-size-complex="16pt"/>
    </style:style>
    <style:style style:name="P37" style:family="paragraph" style:parent-style-name="Standard" style:list-style-name="L2">
      <style:text-properties style:font-name="Liberation Serif" fo:font-size="16pt" officeooo:rsid="005a0846" officeooo:paragraph-rsid="005a0846" style:font-size-asian="16pt" style:font-name-complex="Liberation Serif" style:font-size-complex="16pt"/>
    </style:style>
    <style:style style:name="P38" style:family="paragraph" style:parent-style-name="Standard" style:list-style-name="L1">
      <style:text-properties style:font-name="Liberation Serif" fo:font-size="16pt" officeooo:rsid="00264996" officeooo:paragraph-rsid="0031a3c6" fo:background-color="transparent" style:font-size-asian="16pt" style:font-name-complex="Liberation Serif" style:font-size-complex="16pt"/>
    </style:style>
    <style:style style:name="P39" style:family="paragraph" style:parent-style-name="Standard" style:list-style-name="L1">
      <style:paragraph-properties fo:break-before="page"/>
      <style:text-properties style:font-name="Liberation Serif" fo:font-size="16pt" officeooo:rsid="0025caa4" officeooo:paragraph-rsid="002b409c" fo:background-color="#ffff00" style:font-size-asian="16pt" style:font-name-complex="Liberation Serif" style:font-size-complex="16pt"/>
    </style:style>
    <style:style style:name="T1" style:family="text">
      <style:text-properties officeooo:rsid="001d9b71"/>
    </style:style>
    <style:style style:name="T2" style:family="text">
      <style:text-properties style:font-name="Liberation Serif" style:font-name-complex="Liberation Serif"/>
    </style:style>
    <style:style style:name="T3" style:family="text">
      <style:text-properties style:font-name="Liberation Serif" officeooo:rsid="004ef5d8" style:font-name-complex="Liberation Serif"/>
    </style:style>
    <style:style style:name="T4" style:family="text">
      <style:text-properties style:font-name="Liberation Serif" fo:font-size="16pt" style:font-size-asian="16pt" style:font-name-complex="Liberation Serif" style:font-size-complex="16pt"/>
    </style:style>
    <style:style style:name="T5" style:family="text">
      <style:text-properties style:font-name="Liberation Serif" fo:font-size="16pt" officeooo:rsid="001cfcb4" style:font-size-asian="16pt" style:font-name-complex="Liberation Serif" style:font-size-complex="16pt"/>
    </style:style>
    <style:style style:name="T6" style:family="text">
      <style:text-properties style:font-name="Liberation Serif" fo:font-size="16pt" officeooo:rsid="001d9b71" style:font-size-asian="16pt" style:font-name-complex="Liberation Serif" style:font-size-complex="16pt"/>
    </style:style>
    <style:style style:name="T7" style:family="text">
      <style:text-properties style:font-name="Liberation Serif" fo:background-color="#ffff00" loext:char-shading-value="0" style:font-name-complex="Liberation Serif"/>
    </style:style>
    <style:style style:name="T8" style:family="text">
      <style:text-properties officeooo:rsid="001ea4a0"/>
    </style:style>
    <style:style style:name="T9" style:family="text">
      <style:text-properties officeooo:rsid="002b409c"/>
    </style:style>
    <style:style style:name="T10" style:family="text">
      <style:text-properties officeooo:rsid="002cf711"/>
    </style:style>
    <style:style style:name="T11" style:family="text">
      <style:text-properties officeooo:rsid="002da720"/>
    </style:style>
    <style:style style:name="T12" style:family="text">
      <style:text-properties officeooo:rsid="0032be57"/>
    </style:style>
    <style:style style:name="T13" style:family="text">
      <style:text-properties officeooo:rsid="001cfcb4"/>
    </style:style>
    <style:style style:name="T14" style:family="text">
      <style:text-properties officeooo:rsid="00264996"/>
    </style:style>
    <style:style style:name="T15" style:family="text">
      <style:text-properties officeooo:rsid="003b61a6"/>
    </style:style>
    <style:style style:name="T16" style:family="text">
      <style:text-properties officeooo:rsid="003d397d"/>
    </style:style>
    <style:style style:name="T17" style:family="text">
      <style:text-properties officeooo:rsid="0048a036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da720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ngoDB</text:p>
      <text:p text:style-name="P1"/>
      <text:p text:style-name="P1"/>
      <text:p text:style-name="P1">1. Installation <text:span text:style-name="T1">on Ubuntu</text:span>:</text:p>
      <text:p text:style-name="P8"/>
      <text:p text:style-name="P8">Install mongodb server, mongo shell, mongodb compass from website</text:p>
      <text:p text:style-name="P8"/>
      <text:p text:style-name="P21">Then execute the below commands <text:span text:style-name="T8">in terminal</text:span>:</text:p>
      <text:p text:style-name="P9">﻿</text:p>
      <text:p text:style-name="P9">sudo dpkg -i <text:s/>mongodb-org-server_7.0.4_amd64.deb</text:p>
      <text:p text:style-name="P8">sudo systemctl status mongod</text:p>
      <text:p text:style-name="P8">sudo systemctl start mongod</text:p>
      <text:p text:style-name="P8">sudo systemctl status mongod</text:p>
      <text:p text:style-name="P8">sudo dpkg -i mongodb-mongosh_2.1.1_amd64.deb</text:p>
      <text:p text:style-name="P8">mongosh</text:p>
      <text:p text:style-name="P10">show dbs;</text:p>
      <text:p text:style-name="P10">db.createCollection("students")</text:p>
      <text:p text:style-name="P10">db.students.insert({"name":"rajasekar-t"})</text:p>
      <text:p text:style-name="P10">show dbs;</text:p>
      <text:p text:style-name="P10">exit</text:p>
      <text:p text:style-name="P8">ls</text:p>
      <text:p text:style-name="P2">sudo dpkg -i mongodb-compass_1.40.4_amd64.deb <text:s/></text:p>
      <text:p text:style-name="P1"/>
      <text:p text:style-name="P24"/>
      <text:p text:style-name="P22">Important link: MongoDB cheatsheet:</text:p>
      <text:p text:style-name="P1"><text:a xlink:type="simple" xlink:href="https://www.mongodb.com/developer/products/mongodb/cheat-sheet/" text:style-name="Internet_20_link" text:visited-style-name="Visited_20_Internet_20_Link"><text:span text:style-name="T4"/></text:a></text:p>
      <text:p text:style-name="P1"><text:a xlink:type="simple" xlink:href="https://www.mongodb.com/developer/products/mongodb/cheat-sheet/" text:style-name="Internet_20_link" text:visited-style-name="Visited_20_Internet_20_Link">https://www.mongodb.com/developer/products/mongodb/cheat-sheet/</text:a> </text:p>
      <text:p text:style-name="P1"/>
      <text:p text:style-name="P1"/>
      <text:p text:style-name="P1">2. CRUD Operations:</text:p>
      <text:p text:style-name="P1"/>
      <text:p text:style-name="P16">Insert:</text:p>
      <text:p text:style-name="P32"><text:a xlink:type="simple" xlink:href="https://www.mongodb.com/docs/manual/reference/method/db.collection.insertOne/#mongodb-method-db.collection.insertOne" office:target-frame-name="_self" xlink:show="replace" text:style-name="Internet_20_link" text:visited-style-name="Visited_20_Internet_20_Link"><text:span text:style-name="Source_20_Text"><text:span text:style-name="T5">db.collection.insertOne()</text:span></text:span></text:a></text:p>
      <text:p text:style-name="P32"><text:a xlink:type="simple" xlink:href="https://www.mongodb.com/docs/manual/reference/method/db.collection.insertMany/#mongodb-method-db.collection.insertMany" office:target-frame-name="_self" xlink:show="replace" text:style-name="Internet_20_link" text:visited-style-name="Visited_20_Internet_20_Link"><text:span text:style-name="Source_20_Text"><text:span text:style-name="T4">db.collection.insertMany()</text:span></text:span></text:a></text:p>
      <text:p text:style-name="P32"><text:span text:style-name="Source_20_Text"><text:span text:style-name="T4"/></text:span></text:p>
      <text:p text:style-name="P32"><text:span text:style-name="Source_20_Text"><text:span text:style-name="T6">Read: </text:span></text:span></text:p>
      <text:p text:style-name="P30"><text:a xlink:type="simple" xlink:href="https://www.mongodb.com/docs/manual/reference/method/db.collection.find/#mongodb-method-db.collection.find" office:target-frame-name="_self" xlink:show="replace" text:style-name="Internet_20_link" text:visited-style-name="Visited_20_Internet_20_Link"><text:span text:style-name="Source_20_Text"><text:span text:style-name="T2">db.collection.find()</text:span></text:span></text:a></text:p>
      <text:p text:style-name="P19"><text:span text:style-name="Source_20_Text"><text:span text:style-name="T2"/></text:span></text:p>
      <text:p text:style-name="P19"><text:span text:style-name="T18">The </text:span><text:a xlink:type="simple" xlink:href="https://www.mongodb.com/docs/manual/reference/operator/query/elemMatch/#mongodb-query-op.-elemMatch" office:target-frame-name="_self" xlink:show="replace" text:style-name="Internet_20_link" text:visited-style-name="Visited_20_Internet_20_Link"><text:span text:style-name="Source_20_Text"><text:span text:style-name="T7">$elemMatch</text:span></text:span></text:a><text:span text:style-name="T18"> operator matches documents that contain an array field with at least one element that matches all the specified query criteria.</text:span></text:p>
      <text:p text:style-name="P19"/>
      <text:p text:style-name="P19"><text:span text:style-name="Source_20_Text"><text:span text:style-name="T2">db.</text:span></text:span><text:span text:style-name="Source_20_Text"><text:span text:style-name="T3">scores</text:span></text:span><text:span text:style-name="Source_20_Text"><text:span text:style-name="T2">.insertMany( [</text:span></text:span></text:p>
      <text:p text:style-name="P30"><text:span text:style-name="Source_20_Text"><text:span text:style-name="T2">{ _id: 1, results: [ 82, 85, 88 ] },</text:span></text:span></text:p>
      <text:p text:style-name="P30"><text:span text:style-name="Source_20_Text"><text:span text:style-name="T2">{ _id: 2, results: [ 75, 88, 89 ] }</text:span></text:span></text:p>
      <text:p text:style-name="P31"><text:span text:style-name="Source_20_Text"><text:span text:style-name="T3">] )</text:span></text:span></text:p>
      <text:p text:style-name="P30"><text:span text:style-name="Source_20_Text"><text:span text:style-name="T2">db.scores.</text:span></text:span><text:span text:style-name="Source_20_Text"><text:span text:style-name="T7">find</text:span></text:span><text:span text:style-name="Source_20_Text"><text:span text:style-name="T2">(</text:span></text:span></text:p>
      <text:p text:style-name="P30"><text:span text:style-name="Source_20_Text"><text:span text:style-name="T2"><text:s text:c="3"/>{ results: { $</text:span></text:span><text:span text:style-name="Source_20_Text"><text:span text:style-name="T7">elemMatch</text:span></text:span><text:span text:style-name="Source_20_Text"><text:span text:style-name="T2">: { $</text:span></text:span><text:span text:style-name="Source_20_Text"><text:span text:style-name="T7">gte</text:span></text:span><text:span text:style-name="Source_20_Text"><text:span text:style-name="T2">: 80, $</text:span></text:span><text:span text:style-name="Source_20_Text"><text:span text:style-name="T7">lt</text:span></text:span><text:span text:style-name="Source_20_Text"><text:span text:style-name="T2">: 85 } } }</text:span></text:span></text:p>
      <text:p text:style-name="P30"><text:span text:style-name="Source_20_Text"><text:span text:style-name="T2">)</text:span></text:span></text:p>
      <text:p text:style-name="P1"/>
      <text:p text:style-name="P1"/>
      <text:p text:style-name="P16">Update:</text:p>
      <text:p text:style-name="P33"><text:a xlink:type="simple" xlink:href="https://www.mongodb.com/docs/manual/reference/method/db.collection.updateOne/#mongodb-method-db.collection.updateOne" office:target-frame-name="_self" xlink:show="replace" text:style-name="Internet_20_link" text:visited-style-name="Visited_20_Internet_20_Link"><text:span text:style-name="Source_20_Text"><text:span text:style-name="T6">db.collection.updateOne()</text:span></text:span></text:a></text:p>
      <text:p text:style-name="P33"><text:a xlink:type="simple" xlink:href="https://www.mongodb.com/docs/manual/reference/method/db.collection.updateMany/#mongodb-method-db.collection.updateMany" office:target-frame-name="_self" xlink:show="replace" text:style-name="Internet_20_link" text:visited-style-name="Visited_20_Internet_20_Link"><text:span text:style-name="Source_20_Text"><text:span text:style-name="T4">db.collection.updateMany()</text:span></text:span></text:a></text:p>
      <text:p text:style-name="P33"><text:a xlink:type="simple" xlink:href="https://www.mongodb.com/docs/manual/reference/method/db.collection.replaceOne/#mongodb-method-db.collection.replaceOne" office:target-frame-name="_self" xlink:show="replace" text:style-name="Internet_20_link" text:visited-style-name="Visited_20_Internet_20_Link"><text:span text:style-name="Source_20_Text"><text:span text:style-name="T4">db.collection.replaceOne()</text:span></text:span></text:a></text:p>
      <text:p text:style-name="P16"/>
      <text:p text:style-name="P16"/>
      <text:p text:style-name="P16">Delete:</text:p>
      <text:p text:style-name="P33"><text:a xlink:type="simple" xlink:href="https://www.mongodb.com/docs/manual/reference/method/db.collection.deleteMany/#mongodb-method-db.collection.deleteMany" office:target-frame-name="_self" xlink:show="replace" text:style-name="Internet_20_link" text:visited-style-name="Visited_20_Internet_20_Link"><text:span text:style-name="Source_20_Text"><text:span text:style-name="T6">db.collection.deleteMany()</text:span></text:span></text:a></text:p>
      <text:p text:style-name="P33"><text:a xlink:type="simple" xlink:href="https://www.mongodb.com/docs/manual/reference/method/db.collection.deleteOne/#mongodb-method-db.collection.deleteOne" office:target-frame-name="_self" xlink:show="replace" text:style-name="Internet_20_link" text:visited-style-name="Visited_20_Internet_20_Link"><text:span text:style-name="Source_20_Text"><text:span text:style-name="T4">db.collection.deleteOne()</text:span></text:span></text:a></text:p>
      <text:p text:style-name="P3">3. MongoDB Methods/ Commands:</text:p>
      <text:p text:style-name="P1"/>
      <text:p text:style-name="P28"><text:a xlink:type="simple" xlink:href="https://www.mongodb.com/docs/mongodb-shell/reference/methods/#std-label-mongosh-database-methods" text:style-name="Internet_20_link" text:visited-style-name="Visited_20_Internet_20_Link"><text:span text:style-name="T4">https://www.mongodb.com/docs/mongodb-shell/reference/methods/#std-label-mongosh-database-methods</text:span></text:a><text:span text:style-name="T4"> </text:span></text:p>
      <text:p text:style-name="P1"/>
      <text:p text:style-name="P1"/>
      <text:p text:style-name="P1">4. Automate with Scripts</text:p>
      <text:p text:style-name="P1"/>
      <text:p text:style-name="P29"><text:a xlink:type="simple" xlink:href="https://www.mongodb.com/docs/mongodb-shell/write-scripts/" text:style-name="Internet_20_link" text:visited-style-name="Visited_20_Internet_20_Link"><text:span text:style-name="T5">https://www.mongodb.com/docs/mongodb-shell/write-scripts/</text:span></text:a><text:span text:style-name="T5"> </text:span></text:p>
      <text:p text:style-name="P1"/>
      <text:p text:style-name="P1"/>
      <text:p text:style-name="P24"/>
      <text:p text:style-name="P25"><text:span text:style-name="T13">I</text:span>mportant concepts: <text:span text:style-name="T14">Todo</text:span></text:p>
      <text:p text:style-name="P12"/>
      <text:list xml:id="list2269669003" text:style-name="L1">
        <text:list-item>
          <text:p text:style-name="P34">Cursor – <text:span text:style-name="T9">is a pointer to a subset of records/ documents </text:span><text:span text:style-name="T10">which is iterable.</text:span></text:p>
          <text:p text:style-name="P34"/>
        </text:list-item>
        <text:list-item>
          <text:p text:style-name="P34">Sharding – <text:span text:style-name="T9">Partition of documents of a collection and save in different servers to mitigate scalability issue.</text:span></text:p>
          <text:p text:style-name="P34"/>
        </text:list-item>
        <text:list-item>
          <text:p text:style-name="P38">Replication – Active copies of database is duplicated to prevent data loss.</text:p>
        </text:list-item>
      </text:list>
      <text:p text:style-name="P13"/>
      <text:list xml:id="list200317101826231" text:continue-numbering="true" text:style-name="L1">
        <text:list-item>
          <text:p text:style-name="P39">Aggregate Pipeline:</text:p>
        </text:list-item>
      </text:list>
      <text:p text:style-name="P13"><text:span text:style-name="T11"><text:tab/></text:span><text:span text:style-name="T19">Contains multiple stages</text:span><text:span text:style-name="T11"> to process documents</text:span></text:p>
      <text:list xml:id="list1783657268" text:style-name="L2">
        <text:list-item>
          <text:p text:style-name="P35">filter using $match or $elemMatch( multiple parameters)</text:p>
        </text:list-item>
        <text:list-item>
          <text:p text:style-name="P35">group documents based on a field</text:p>
        </text:list-item>
        <text:list-item>
          <text:p text:style-name="P35">calculate values</text:p>
        </text:list-item>
        <text:list-item>
          <text:p text:style-name="P36">unwind – deconstructs an array field and creates a document for each array element</text:p>
        </text:list-item>
        <text:list-item>
          <text:p text:style-name="P37">$out – must be the last stage in the pipeline.</text:p>
        </text:list-item>
      </text:list>
      <text:p text:style-name="P23"><text:span text:style-name="T17">E</text:span>g: <text:span text:style-name="T12">Execute the below code in mongosh</text:span></text:p>
      <text:p text:style-name="P18"/>
      <text:p text:style-name="P17">db.orders.insertMany( [</text:p>
      <text:p text:style-name="P17"><text:s text:c="3"/>{ _id: 0, name: "Pepperoni", size: "small", price: 19,</text:p>
      <text:p text:style-name="P17"><text:s text:c="5"/>quantity: 10, date: ISODate( "2021-03-13T08:14:30Z" ) },</text:p>
      <text:p text:style-name="P17"><text:s text:c="3"/>{ _id: 1, name: "Pepperoni", size: "medium", price: 20,</text:p>
      <text:p text:style-name="P17"><text:s text:c="5"/>quantity: 20, date : ISODate( "2021-03-13T09:13:24Z" ) },</text:p>
      <text:p text:style-name="P17"><text:s text:c="3"/>{ _id: 2, name: "Pepperoni", size: "large", price: 21,</text:p>
      <text:p text:style-name="P17"><text:s text:c="5"/>quantity: 30, date : ISODate( "2021-03-17T09:22:12Z" ) },</text:p>
      <text:p text:style-name="P17"><text:s text:c="3"/>{ _id: 3, name: "Cheese", size: "small", price: 12,</text:p>
      <text:p text:style-name="P17"><text:s text:c="5"/>quantity: 15, date : ISODate( "2021-03-13T11:21:39.736Z" ) },</text:p>
      <text:p text:style-name="P17"><text:s text:c="3"/>{ _id: 4, name: "Cheese", size: "medium", price: 13,</text:p>
      <text:p text:style-name="P17"><text:s text:c="5"/>quantity:50, date : ISODate( "2022-01-12T21:23:13.331Z" ) },</text:p>
      <text:p text:style-name="P17"><text:s text:c="3"/>{ _id: 5, name: "Cheese", size: "large", price: 14,</text:p>
      <text:p text:style-name="P17"><text:s text:c="5"/>quantity: 10, date : ISODate( "2022-01-12T05:08:13Z" ) },</text:p>
      <text:p text:style-name="P17"><text:s text:c="3"/>{ _id: 6, name: "Vegan", size: "small", price: 17,</text:p>
      <text:p text:style-name="P17"><text:s text:c="5"/>quantity: 10, date : ISODate( "2021-01-13T05:08:13Z" ) },</text:p>
      <text:p text:style-name="P17"><text:s text:c="3"/>{ _id: 7, name: "Vegan", size: "medium", price: 18,</text:p>
      <text:p text:style-name="P17"><text:s text:c="5"/>quantity: 10, date : ISODate( "2021-01-13T05:10:13Z" ) }</text:p>
      <text:p text:style-name="P17">] )</text:p>
      <text:p text:style-name="P11"/>
      <text:p text:style-name="P11"/>
      <text:p text:style-name="P14">db.orders.aggregate([ </text:p>
      <text:p text:style-name="P14">/* Stage 1: Filter pizza order documents by pizza size*/ </text:p>
      <text:p text:style-name="P27">{ $match: { size: "medium" } }, </text:p>
      <text:p text:style-name="P14"/>
      <text:p text:style-name="P14">/* Stage 2: Group remaining documents by pizza name and calculate total quantity*/ </text:p>
      <text:p text:style-name="P26">{ $group: { _id: "$name", totalQuantity: { $sum: "$quantity" }, </text:p>
      <text:p text:style-name="P15"/>
      <text:p text:style-name="P15">/*<text:span text:style-name="T16">Stage 3: </text:span><text:span text:style-name="T15">Reduce function</text:span>*/</text:p>
      <text:p text:style-name="P26"><text:soft-page-break/>totalOrderValue: { $sum: { $multiply: ["$price", "$quantity"] } } } }</text:p>
      <text:p text:style-name="P14">] )</text:p>
      <text:p text:style-name="P6">MongoDB with Java</text:p>
      <text:p text:style-name="P7"/>
      <text:p text:style-name="P20">Reference Link:</text:p>
      <text:p text:style-name="P5"><text:a xlink:type="simple" xlink:href="https://www.baeldung.com/java-mongodb" text:style-name="Internet_20_link" text:visited-style-name="Visited_20_Internet_20_Link">https://www.baeldung.com/java-mongodb</text:a>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9:50:59.429651587</meta:creation-date>
    <dc:date>2023-12-14T19:59:17.664936336</dc:date>
    <meta:editing-duration>PT1H36M49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6" meta:paragraph-count="86" meta:word-count="451" meta:character-count="3355" meta:non-whitespace-character-count="2913"/>
  </office:meta>
</office:document-meta>
</file>